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style:font-adornments="Regular" style:font-pitch="fixed"/>
    <style:font-face style:name="Droid Serif" svg:font-family="'Droid Serif'" style:font-adornments="Regular" style:font-pitch="variable"/>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Footer">
      <style:paragraph-properties>
        <style:tab-stops>
          <style:tab-stop style:position="3.3075in" style:type="center"/>
        </style:tab-stops>
      </style:paragraph-properties>
      <style:text-properties fo:language="de" fo:country="CH"/>
    </style:style>
    <style:style style:name="P2" style:family="paragraph" style:parent-style-name="Text_20_body">
      <style:text-properties fo:language="de" fo:country="CH"/>
    </style:style>
    <style:style style:name="P3" style:family="paragraph" style:parent-style-name="Frage_2f_Antwort">
      <style:text-properties fo:language="de" fo:country="CH"/>
    </style:style>
    <style:style style:name="P4" style:family="paragraph" style:parent-style-name="Heading_20_1" style:master-page-name="Standard">
      <style:paragraph-properties fo:margin-top="0.3335in" fo:margin-bottom="0.0835in" loext:contextual-spacing="false" fo:line-height="100%" fo:keep-together="auto" style:page-number="1" fo:keep-with-next="auto"/>
      <style:text-properties fo:font-size="23pt" fo:language="de" fo:country="CH" fo:font-weight="bold" style:font-size-asian="23pt" style:font-weight-asian="bold" style:font-size-complex="23pt"/>
    </style:style>
    <style:style style:name="T1" style:family="text">
      <style:text-properties officeooo:rsid="000e11d4"/>
    </style:style>
    <style:style style:name="T2" style:family="text">
      <style:text-properties officeooo:rsid="000b9ed8"/>
    </style:style>
    <style:style style:name="T3" style:family="text">
      <style:text-properties officeooo:rsid="000e2d0b"/>
    </style:style>
    <style:style style:name="T4" style:family="text">
      <style:text-properties officeooo:rsid="000f2e48"/>
    </style:style>
    <style:style style:name="T5" style:family="text">
      <style:text-properties officeooo:rsid="000f6339"/>
    </style:style>
    <style:style style:name="T6" style:family="text">
      <style:text-properties officeooo:rsid="001009ca"/>
    </style:style>
    <style:style style:name="T7" style:family="text">
      <style:text-properties officeooo:rsid="0011acbc"/>
    </style:style>
    <style:style style:name="T8" style:family="text">
      <style:text-properties officeooo:rsid="00133329"/>
    </style:style>
    <style:style style:name="T9" style:family="text">
      <style:text-properties officeooo:rsid="0014ce15"/>
    </style:style>
    <style:style style:name="T10" style:family="text">
      <style:text-properties officeooo:rsid="00156244"/>
    </style:style>
    <style:style style:name="T11" style:family="text">
      <style:text-properties officeooo:rsid="0017ff18"/>
    </style:style>
    <style:style style:name="T12" style:family="text">
      <style:text-properties officeooo:rsid="00192e15"/>
    </style:style>
    <style:style style:name="T13" style:family="text">
      <style:text-properties officeooo:rsid="0019a31e"/>
    </style:style>
    <style:style style:name="T14" style:family="text">
      <style:text-properties officeooo:rsid="001a4abc"/>
    </style:style>
    <style:style style:name="T15" style:family="text">
      <style:text-properties fo:font-style="italic" style:font-style-asian="italic" style:font-style-complex="italic"/>
    </style:style>
    <style:style style:name="T16" style:family="text">
      <style:text-properties officeooo:rsid="001bc844"/>
    </style:style>
    <style:style style:name="T17" style:family="text">
      <style:text-properties officeooo:rsid="001caa31"/>
    </style:style>
    <style:style style:name="T18" style:family="text">
      <style:text-properties officeooo:rsid="001e9e34"/>
    </style:style>
    <style:style style:name="T19" style:family="text">
      <style:text-properties officeooo:rsid="0021df07"/>
    </style:style>
    <style:style style:name="T20" style:family="text">
      <style:text-properties officeooo:rsid="002399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rmwgrcqnq2sg"/>Interview zum Thema Mitfahrgelegenheit</text:p>
      <text:p text:style-name="P2"><text:span text:style-name="T19">Richard B.,</text:span> 57, <text:span text:style-name="T2">Chemiker, </text:span>hat sich zur Verfügung gestellt, um unserer Projektgruppe von seinen Erfahrungen zum Thema Mitfahrgelegenheit zu erzählen. Das Interview wurde von Patrick Bucher geführt und am Mittwoch, dem 2. November 2016 in der Lobby vom Hotel Radisson in Luzern aufgezeichnet <text:span text:style-name="T20">und dauerte 23 Minuten</text:span>.</text:p>
      <text:p text:style-name="P3">Frage: Wie es dazu gekommen, dass du dich als Mitfahrgelegenheit angeboten hast?</text:p>
      <text:p text:style-name="P3">Antwort: Vor fünf Jahren bin ich immer zwischen München und Luxemburg hin und her gefahren. Am Montagmorgen von München nach Luxemburg, am Donnerstagabend zurück. Ich wollte zunächst bei Leuten mitfahren. Es hat sich dann herausgestellt, dass gar nicht so viele Leute tatsächlich meine Strecke gefahren sind. Dann habe ich es umgekehrt gemacht: Dann bin ich mit meinem Auto gefahren und habe immer Leute mitgenommen. Ich hatte ca. 70 <text:span text:style-name="T3">bis </text:span>80 <text:span text:style-name="T3">Prozent</text:span> Auslastung; drei Plätze, manchmal auch vier im Auto. Das hat sehr gut funktioniert. Ich habe bestimmt 200 <text:span text:style-name="T3">bis</text:span> 300 hauptsächlich Studenten mitgenommen, ca. 80 <text:span text:style-name="T3">Prozent</text:span> der Mitfahrenden waren Studenten.</text:p>
      <text:p text:style-name="P3">F: Wie bist du vorgegangen, um Mitreisende zu finden?</text:p>
      <text:p text:style-name="P3">A: Da gab es die Plattform <text:a xlink:type="simple" xlink:href="http://www.mitfahrgelegenheiten.de/" text:style-name="Internet_20_link" text:visited-style-name="Visited_20_Internet_20_Link">www.mitfahrgelegenheit</text:a><text:a xlink:type="simple" xlink:href="http://www.mitfahrgelegenheiten.de/" text:style-name="Internet_20_link" text:visited-style-name="Visited_20_Internet_20_Link"><text:span text:style-name="T4">en</text:span></text:a><text:a xlink:type="simple" xlink:href="http://www.mitfahrgelegenheiten.de/" text:style-name="Internet_20_link" text:visited-style-name="Visited_20_Internet_20_Link">.de</text:a>, seit einem Jahr heisst es <text:a xlink:type="simple" xlink:href="http://www.blablacar.de/" text:style-name="Internet_20_link" text:visited-style-name="Visited_20_Internet_20_Link">www.blablacar.de</text:a>. Anfangs wurde alles direkt bezahlt. Jetzt bei <text:a xlink:type="simple" xlink:href="http://www.blablacar.de/" text:style-name="Internet_20_link" text:visited-style-name="Visited_20_Internet_20_Link">www.blablacar.de</text:a> verdient der Anbieter auch 10 <text:span text:style-name="T4">Prozent</text:span>. Die Telefonnummern der anderen Benutzer sieht man nicht, man kann nur per E-Mail kommunizieren. Das war früher einfacher und ist jetzt etwas komplizierter geworden, damit die von <text:a xlink:type="simple" xlink:href="http://www.blablacar.de/" text:style-name="Internet_20_link" text:visited-style-name="Visited_20_Internet_20_Link"><text:span text:style-name="T4">www.</text:span></text:a><text:a xlink:type="simple" xlink:href="http://www.blablacar.de/" text:style-name="Internet_20_link" text:visited-style-name="Visited_20_Internet_20_Link">blablacar.</text:a><text:a xlink:type="simple" xlink:href="http://www.blablacar.de/" text:style-name="Internet_20_link" text:visited-style-name="Visited_20_Internet_20_Link"><text:span text:style-name="T4">de</text:span></text:a><text:span text:style-name="T4"> </text:span>auch mitverdienen können.</text:p>
      <text:p text:style-name="P3">F: Du hast zu dieser Zeit in Luxemburg gearbeitet und in München gelebt?</text:p>
      <text:p text:style-name="P3">A: Ja.</text:p>
      <text:p text:style-name="P3">F: Was war dein Anreiz, dich als Mitfahrgelegenheit anzubieten? Gab es finanzielle Anreize, etwa um das Spritgeld wieder reinzuholen oder gar um damit Geld zu verdienen?</text:p>
      <text:p text:style-name="P3">A: Es ging darum, das Spritgeld wieder reinzukriegen. Und das zweite ist, nun, ich bin ein paar mal alleine gefahren. Wenn man vier, fünf Stunden fährt, da ist es einem lieber, einen Mitfahrer zu haben. Und wenn du da noch eine nette weibliche Begleitung gehabt hast, war das durchaus interessant.</text:p>
      <text:p text:style-name="P3">F: War dir der ökologische Aspekt au<text:span text:style-name="T4">ch</text:span> wichtig? Hast du dir vielleicht gedacht: Wenn ich schon das ganze Benzin verbrenne, da könnte ich doch gleich mehrere Leute damit transportieren?</text:p>
      <text:p text:style-name="P3">A: Ja.</text:p>
      <text:p text:style-name="P3">F: Aber die Hauptsache war schon das Finanzielle, und dann kam das Soziale und das Ökologische vielleicht an dritter Stelle?</text:p>
      <text:p text:style-name="P3">A: Gerade der Punkt Unterhaltung, Kommunikation war mir wichtig. Man redet nicht die ganze Zeit, aber man lernt interessante Leute kennen; ich habe wirklich ein paar interessante Leute kennengelernt. Einmal habe ich einen 70jährigen mitgenommen. Der 70jähri<text:soft-page-break/>ge, hat es sich nachher herausgestellt, hatte eigentlich ziemlich viel Geld gehabt, er hatte sogar sein eigenes Flugzeug und alles, und der wollte, dass ich ihn von München nach Trier mitnehme, wo er seinen neuen Porsche Cayenne abgeholt hat. Und der hat seinen Sohn gefragt, wie er da am besten hin kommt. Da hat sein Sohn gesagt: mache Mitfahrgelegenheit! Das war das erste mal. Er war super nett.</text:p>
      <text:p text:style-name="P3">F: Sein Hauptanreiz dürfte auch nicht das Geldsparen gewesen sein.</text:p>
      <text:p text:style-name="P3">A: Nein, es ging darum, direkt hinzukommen, nicht mit dem Zug zu fahren. Und diese älteren Menschen, selbst wenn sie Millionäre sind, sind ja manchmal so Sparfüchse.</text:p>
      <text:p text:style-name="P3">F: Wurden deine Erwartungen erfüllt?</text:p>
      <text:p text:style-name="P3">A: Ja, man wird da auch immer bewertet. Ungefähr <text:span text:style-name="T5">zehn bis </text:span>15 <text:span text:style-name="T5">Prozent</text:span> bewerten dich, etwa 85 <text:span text:style-name="T5">Prozent</text:span> geben keine Bewertung ab. Und ich glaube, ich habe so 40 <text:span text:style-name="T5">bis</text:span> 45 Bewertungen, davon sind 43 fünf Sterne und eins ist drei Sterne. Das ist jemand, da sind sie hinten zu dritt gesessen, da ist jemand noch zusätzlich dazugekommen, das war nicht geplant. Und einmal habe ich einen Stern gekriegt von einer Frau, die wollte eigentlich mitfahren, aber ich habe sie am Ende nicht mitgenommen, weil sie sich so aufgeführt hat, also… ich konnte sie nicht mitnehmen, das war so unglaublich.</text:p>
      <text:p text:style-name="P3">F: Und bezogen auf das Soziale, du wolltest ja jemanden zum Reden neben dir haben, hat sich das gelohnt?</text:p>
      <text:p text:style-name="P3">A: Ja.</text:p>
      <text:p text:style-name="P3">F: Und auch das Spritgeld hast du wieder reingekriegt?</text:p>
      <text:p text:style-name="P3">A: Ja, das habe ich schon wieder reingekriegt.</text:p>
      <text:p text:style-name="P3">F: Wie viele Leute hast du ungefähr befördert in all den Jahren?</text:p>
      <text:p text:style-name="P3">A: Ich denke das waren schon 200 <text:span text:style-name="T5">bis</text:span> 300 von München nach Luxemburg und nochmal so viele von München nach Luzern.</text:p>
      <text:p text:style-name="P3">F: Waren das auch schon die einzigen Routen, die du gefahren bist?</text:p>
      <text:p text:style-name="P3">A: Das waren die Hauptrouten. Ich habe auch mal ein paar nach Tübingen mitgenommen. Manchmal haben mich meine Bekannten für verrückt erklärt, warum ich jetzt schon wieder die Leute mitnehme, wenn ich irgendwo hinfahre. Aber irgendwann war das so eine Routine: Wenn du irgendwo <text:span text:style-name="T5">hin fährst</text:span>, dann gibst du halt deine Fahrt ein und nimmst Leute mit.</text:p>
      <text:p text:style-name="P3">F: Hast du auch deine Wochenend<text:span text:style-name="T5">aus</text:span>flüge eingetragen, für den Fall, dass jemand mitfahren wollte?</text:p>
      <text:p text:style-name="P3">A: Am Wochenende weniger, aber sobald es geschäftlich war, habe ich es versucht.</text:p>
      <text:p text:style-name="P3">F: Wie viel Geld hast du für diese Mitfahrten verlangt?</text:p>
      <text:p text:style-name="P3">A: Von der Plattform wird die Faustregel 6 <text:span text:style-name="T5">Euro</text:span> pro 100 Kilometer vorgegeben. Also 400 <text:span text:style-name="T5">Kilometer</text:span> für 24 <text:span text:style-name="T5">Euro</text:span>.</text:p>
      <text:p text:style-name="P3">F: Ist das die Strecke München-Luzern?</text:p>
      <text:p text:style-name="P3"><text:soft-page-break/>A: Ja, das ist in etwa 400 <text:span text:style-name="T6">Kilometer</text:span>, ca. 20 <text:span text:style-name="T6">Euro</text:span>.</text:p>
      <text:p text:style-name="P3">F: Und du bekommst effektiv 90 <text:span text:style-name="T7">Prozent</text:span> von diesem Betrag?</text:p>
      <text:p text:style-name="P3">A: Ich habe eigentlich immer 100 <text:span text:style-name="T8">Prozent</text:span> bekommen. Mitfahrgelegenheit.de ist ein deutsches Unternehmen, und bei Auslandsfahrten haben die überhaupt nicht partizipiert.</text:p>
      <text:p text:style-name="P3">F: Du hast vorher erwähnt, dass sich einmal eine Frau etwas daneben benommen habe. Was für Probleme gab es konkret?</text:p>
      <text:p text:style-name="P3">A: Manchmal sind die Leute nicht erschienen. Einmal wollte ich in Luxemburg zwei Inder mitnehmen, und die sollte ich am Bahnhof abholen. Ich war da, die Inder nicht. Am Telefon meinten sie, sie seien im McDonalds. Dann bin ich zum McDonalds rübergefahren, habe 15 <text:span text:style-name="T9">bis </text:span>20 Minuten gewartet, doch da waren keine Inder. Dann haben sie gesagt, sie würden im McDonalds drin stehen, da sagte, ich, dass ich auch im McDonalds drin sei. Da haben wir rausgefunden, dass die in Karlsruhe im McDonalds gewartet haben (das war eine Zwischenstation ‒ ich habe manchmal Zwischenstation gemacht), und ich habe halt in Luxemburg im McDonalds auf sie gewartet. Es hätte noch zwei Stunden gedauert, bis ich in Karlsruhe war, dann mussten sie den Zug nehmen. Für sie war es blöd, und für mich auch, da ich zwei Leute eingeplant hatte, die dann nicht da waren.</text:p>
      <text:p text:style-name="P3">Und die eine Frau, die ich nicht mitgenommen hatte, die war mit ihrer Freundin hier, das war hier nebenan, bei der Firma getAbstract, es hat ziemlich geregnet, und getAbstract hat ja zwei Eingänge, 14 und 12. Und die hat offensichtlich am falschen Eingang gewartet. Ich bin zwar rübergefahren, ich habe aber niemanden gesehen, wo sie scheinbar gestanden ist. Dann bi<text:span text:style-name="T9">n</text:span> ich mit einer anderen, die da war, losgefahren. Nach 15 <text:span text:style-name="T9">bis </text:span>20 Minuten ruft sie mich an, wo ich sei, sie sei beim Gebäude. Ich war schon fast in Ebikon, und sie meinte, sie sei am warten und ich solle jetzt gefälligst kommen, aber wirklich sehr unhöflich, als ob ich an allem schuld wäre. Ich meinte, ja, vielleicht hätte ich sie übersehen, ich komme wieder zurück. Ich bin wieder zurück gefahren. Ich habe mindestens eine halbe oder eine Dreiviertelstunde verloren insgesamt. Dann hat mich ihre Freundin angepflaumt, was das soll, dass ich eine halbe Stunde später komme, das sei eine Unverschämtheit. Ich hatte gerade ihren Koffer eingepackt, und habe gesagt, dass wenn sie jetzt nicht ruhig sei, dann nehme ich ihre Freundin nicht mit. Dann hat die, die mitfahren wollte, versucht, ihre Freundin zu verteidigen. Dann habe ich gesagt, wenn du jetzt auch noch dieser Meinung bist, dann packe ich den Koffer wieder aus. Sie war schon im Begriff einzusteigen. Dann hatte die andere gemeint, nein, so könne ich nicht mit ihrer Freundin umgehen. Dann habe ich gesagt: Koffer raus, mir reicht <text:span text:style-name="T9">e</text:span>s. Dann habe ich den Koffer rausgestellt und bin losgefahren. Die andere, die schon im Auto drin war, hat den ganzen Vorfall miterlebt, und gesagt, sie hätte genau dasselbe gemacht. Das sei wirklich unverschämt gewesen, wie die mich gerade behandelt hätten. Schlimmer als ein Taxi, und ich bin ja kein Taxi, sondern eine Privatperson. Viele denken, das sei ein Taxi, das sie überall hinfährt und irgend zu einer Uhrzeit da sein muss. Manche Leute haben einen Knall.</text:p>
      <text:p text:style-name="P3">F: Also diese Leute glauben, es für 24 <text:span text:style-name="T9">Euro</text:span> nach München wie ein Taxi funktionieren müsse?</text:p>
      <text:p text:style-name="P3">A: Ja genau! Die denken auch, das ist das nächste: man macht Stationen aus, am Bahnhof holt man ab, und zu einem Bahnhof fährt man die Leute hin. Und manche sagen: ich woh<text:soft-page-break/>ne fünf Minuten vom Bahnhof weg, kannst du mich heimfahren? Dann sage ich: das kommt darauf an, wenn ich Zeit habe, kann ich es machen, wenn ich keine Zeit habe: Bahnhof ist ausgemacht.</text:p>
      <text:p text:style-name="P3">F: Hattest du auch manchmal Bedenken was die Sicherheit betrifft? Dass irgend jemand dir in die Tasche greifen oder an der Raststätte mit deinem Auto abhauen könne?</text:p>
      <text:p text:style-name="P3">A: Also ich hatte vor kurzem, vor zwei, drei Wochen, als ich nach Frankfurt unterwegs war, und ein Hadschi-Irgendwas mitfahren wollte, der mit nicht so recht geheuer war, als ich das Bild gesehen und mit ihm telefoniert hatte. Ich war dann echt froh, dass er nicht kam. Ich habe zehn Minuten gewartet, und der war nicht da. Und der wollte auch noch mit seinem Cousin kommen, dann habe ich gesagt: ein Hadschi mit seinem Cousin, und ich mit meinem Auto, naja… Ob das gut geht? Also ich war froh, dass er nicht gekommen ist. Und er hat sich auch nie mehr gemeldet, auch nicht beschwert, nichts.</text:p>
      <text:p text:style-name="P3">F: Weisst du auch, wie die rechtliche Situation ist, wenn du zum Beispiel einen Unfall bauen würdest? Hattest du da Bedenken, oder wusstest du, was dann auf dich zukommen würde.</text:p>
      <text:p text:style-name="P3">A: Da habe ich noch nie darüber nachgedacht. Wobei, soweit ich weiss, wenn du über Mitfahrgelegenheit gebucht hast, hast du auch einen gewissen Versicherungsschutz. Da gibt es irgendwas, also wenn irgendetwas passiert, dass die etwas übernehmen für die Mitfahrer. Aber im Prinzip ist es genau so, wie wenn ich dich mitnehmen würde, und es passiert was. Ich meine, ich bin immer, wenn ich irgendwo einen Fehler gemacht habe, was bisher noch nicht passiert ist, bin ich immer in irgendeiner Form schuldig oder haftbar oder sonst <text:span text:style-name="T9">et</text:span>was. Wobei, ich hatte noch die einen Unfall. Von daher denke ich gar nicht darüber nach.</text:p>
      <text:p text:style-name="P3">F: Gab es auch Fahrten, wo du gedacht hast, da wäre ich lieber alleine losgefahren und hätte dabei Zeit gespart?</text:p>
      <text:p text:style-name="P3">A: Man muss schon hin und wieder davon ausgehen, dass wenn man mehrere mitnimmt, dass halt zwei dann da sind und der dritte nicht, da wartet man halt eine gewisse Zeit, oder fährt los und dann ruft der an, und dann muss man entscheiden, ob man wieder zurückfährt oder nicht.</text:p>
      <text:p text:style-name="P3">F: Deine negativen Erfahrungen beziehen sich also hauptsächlich auf Leute, die nicht oder zu spät da waren?</text:p>
      <text:p text:style-name="P3">A: Ja, grösstenteils. Ich meine, ich war auch öfters mal unpünktlich, manchmal auch bewusst <text:span text:style-name="T10">fünf</text:span> oder <text:span text:style-name="T10">zehn</text:span> Minuten später, damit die Zeit hatten, sich zu finden.</text:p>
      <text:p text:style-name="P3">F: Wenn ich selber eine Mitfahrgelegenheit anbieten wollte, was würdest du mir dabei für Tipps geben?</text:p>
      <text:p text:style-name="P3">A: Du musst über eine Plattform gehen, denn du willst ja, dass die Leute mitfahren, ohne Plattform geht es nicht. Ich glaube dieses Blablacar oder Mitfahrgelegenheit… ich weiss nicht, was es in der Schweiz speziell so für Plattformen gibt. Mir sind da nicht viel mehr bekannt. Da musst du dich eintragen, und dann hast du ziemlich schnell deine ersten Fahrten. Und wenn du eine Strecke öfters mal machst, solltest du das gewissenhaft machen, weil du bewertet wirst.</text:p>
      <text:p text:style-name="P3"><text:soft-page-break/>Ich hatte einmal ein interessantes Erlebnis, das war etwa vor einem halben Jahr. Da wollte ich ‒ ich war von Brasilien gekommen, in Frankfurt gelandet ‒ von Frankfurt nach Luzern, also mit jemand anderem Mitfahren, was nicht oft vorgekommen ist. Da hat mich wirklich einer nicht mitgenommen, weil ich als Fahrer, eine Bewertung von 4.7 <text:span text:style-name="T11">von fünf</text:span> hatte, also diese eine Bewertung der Frau, die ich nicht mitgenommen hatte. Der hat mich allen Ernstes nicht mitgenommen, weil ich keine <text:span text:style-name="T12">fünf</text:span>, sondern nur eine 4.7 als Bewertung hatte. Da habe ich zu ihm gesagt: Geht’s noch, ich habe über 50 Bewertungen, und ich habe eine 4.7 <text:span text:style-name="T12">von fünf</text:span>, was willst du mehr? Etwa jeder zehnte bewertet dich, und wenn du da schlecht fährst, oder unpünktlich bist, oder unfreundlich, oder sonst irgendwas, dann steht es da drin.</text:p>
      <text:p text:style-name="P3">F: Man muss sich also schon Mühe geben, und auch mal warten, wenn jemand zu spät kommt, um schlechte Bewertungen zu vermeiden?</text:p>
      <text:p text:style-name="P3">A: Ja, da musst du auf jeden Fall Kontakt aufnehmen und fragen, was los sei, denn sonst kriegst du eine schlechte Bewertung.</text:p>
      <text:p text:style-name="P3">F: Man muss also schon kundenorientiert sein.</text:p>
      <text:p text:style-name="P3">A: Ohne Kundenorientierung geht es nicht. Du kannst aber bei der Auswahl schon sagen, den oder den nehme ich nicht mit.</text:p>
      <text:p text:style-name="P3">F: Hast du sonst noch Mitfahrgelegenheiten benutzt?</text:p>
      <text:p text:style-name="P3">A: Vielleicht <text:span text:style-name="T13">zwei</text:span> oder <text:span text:style-name="T13">drei</text:span> mal, aber <text:span text:style-name="T13">zu </text:span>99 <text:span text:style-name="T13">Prozent</text:span> bin ich selber gefahren.</text:p>
      <text:p text:style-name="P3">F: Wie funktionierte die Plattform technisch? Konntest du die Fahrten, die du regelmässig unternommen hast, entsprechend eintragen?</text:p>
      <text:p text:style-name="P3">A: Ja das konnte ich so eintragen, Montagmorgen <text:span text:style-name="T14">sechs</text:span> Uhr von München nach Luzern und Donnerstagabend 18 Uhr wieder zurück.</text:p>
      <text:p text:style-name="P3">F: Kommen wir noch einmal zurück zu dem Problem mit den beiden Indern, die in Karlsruhe gewartet haben. War es von der Plattform nicht möglich, das richtig zu koordinieren?</text:p>
      <text:p text:style-name="P3">A: Man kann Zwischenziele eingeben. Karlsruhe war ein Zwischenziel, und die beiden haben das scheinbar nicht gesehen. Es war ein Uhrzeitproblem. Ich bin in Luxemburg um 18 Uhr losgefahren, und wäre dann ungefähr in 20 Uhr in Karlsruhe gewesen. Und die beiden sind schon um 18 Uhr in Karlsruhe gestanden. Ich glaube die beiden haben die Plattform nicht richtig benutzt. Ich habe sie aus meiner Sicht richtig benutzt.</text:p>
      <text:p text:style-name="P3">F: Kommen wir noch zu einigen Themen, die mit Mobilität und <text:span text:style-name="T15">Shared Economy</text:span> zusammenhängen. Würdest du dein Auto, wenn <text:span text:style-name="T16">d</text:span>u zum Beispiel in den Ferien wärst für eine längere Zeit, und das Auto nicht brauchst, an Leute vermieten?</text:p>
      <text:p text:style-name="P3">A: Ich weiss nicht. Das würde ich eher nicht machen. Ich weiss ja, wie die Leute mit Autos umgehen. Ich bin oft mit Mietwagen gefahren, und da siehst du oft Mietwagen mit 20’000 <text:s/><text:span text:style-name="T17">Kilometern</text:span> oder 30’000 <text:span text:style-name="T17">Kilometern</text:span>, die sehen meistens schon recht runtergekommen aus, weil die Leute keine Rücksicht nehmen auf das Auto. Wenn ich ein altes Auto hätte, ja, aber mit einem neuen Auto, nein.</text:p>
      <text:p text:style-name="P3">F: Würdest du auch eine Fahrgemeinschaft auf einer täglichen Basis eingehen?</text:p>
      <text:p text:style-name="P3"><text:soft-page-break/>A: Mit Leuten aus der eigenen Firma wäre das kein Problem. Aber ich denke, man muss sich dazu schon irgendwo kennen, ich bin da nicht abgeneigt. Wobei ich es bei kurzen Strecken nicht für so sinnvoll halte. Auf längeren Strecken ja, 300, 400, 500 <text:span text:style-name="T17">Kilometer</text:span>, aber auf <text:span text:style-name="T17">zehn</text:span>, 15 <text:span text:style-name="T17">Kilometer</text:span>… das würde mich vielleicht zu sehr einschränken.</text:p>
      <text:p text:style-name="P3">F: Würdest du als Bezahlung auch Reisegutscheine der SBB oder so etwas annehmen?</text:p>
      <text:p text:style-name="P3">A: Das kommt auf die Gültigkeitsdauer der Reisegutscheine an. Wenn der Gutschein ein Jahr hält, <text:span text:style-name="T18">ist</text:span> das <text:span text:style-name="T18">OK</text:span>, aber so viel fahre ich nicht mit mit der Bahn.</text:p>
      <text:p text:style-name="P3">F: Könntest du es dir vorstellen, als Uber-Fahrer tätig zu sein?</text:p>
      <text:p text:style-name="P3">A: Ich habe mit Uber schon vor ein paar Monaten Kontakt gehabt. Die wollten mich gewinnen, dass ich praktisch für die als Fahrer agiere. Aber es hat irgendwie… da musstest du deinen Führerschein und alle möglichen Dokumente… die wollten alles mögliche von mir haben, und es war mir dann zu mühsam. Die wollten wissen, wie lange du deinen Führerschein schon hast, irgendwelche Führungszeugnisse…</text:p>
      <text:p text:style-name="P3">F: Das ist wie ein Bewerbungsverfahren?</text:p>
      <text:p text:style-name="P3">A: Jaja, genau, richtig. Das war mir jetzt eigentlich zuwider.</text:p>
      <text:p text:style-name="P3">F: Das wäre es von den Fragen. Hast du sonst noch spezielle Erfahrungen, die du uns mitteilen möchtest?</text:p>
      <text:p text:style-name="P3">A: Nein, ich denke, wir haben eigentlich alles durch.</text:p>
      <text:p text:style-name="P3">F: Vielen Dank für das Interview!</text:p>
      <text:p text:style-name="P3">A: Gern gesch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style:font-adornments="Regular" style:font-pitch="fixed"/>
    <style:font-face style:name="Droid Serif" svg:font-family="'Droid Serif'" style:font-adornments="Regular" style:font-pitch="variable"/>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de" fo:country="CH"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de" fo:country="CH"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writing-mode="lr-tb"/>
      <style:text-properties style:font-name="Droid Serif" fo:font-family="'Droid Serif'" style:font-style-name="Regular"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writing-mode="lr-tb"/>
      <style:text-properties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text:number-lines="false" text:line-number="0" style:writing-mode="lr-tb"/>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style>
    <style:style style:name="Frage_2f_Antwort" style:display-name="Frage/Antwort" style:family="paragraph" style:parent-style-name="Text_20_body" style:master-page-name="">
      <style:paragraph-properties fo:hyphenation-ladder-count="no-limit" style:page-number="auto" text:number-lines="true" text:line-number="0" style:writing-mode="lr-tb"/>
      <style:text-properties fo:hyphenate="true" fo:hyphenation-remain-char-count="2" fo:hyphenation-push-char-count="2"/>
    </style:style>
    <style:style style:name="Line_20_numbering" style:display-name="Line numbering" style:family="text">
      <style:text-properties style:font-name="Droid Sans Mono" fo:font-family="'Droid Sans Mono'" style:font-style-name="Regular" style:font-pitch="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3075in" style:type="center"/>
        </style:tab-stops>
      </style:paragraph-properties>
      <style:text-properties fo:language="de" fo:country="CH"/>
    </style:style>
    <style:style style:name="MT1" style:family="text">
      <style:text-properties officeooo:rsid="000e11d4"/>
    </style:style>
    <style:page-layout style:name="Mpm1">
      <style:page-layout-properties fo:page-width="8.2701in" fo:page-height="11.6902in" style:num-format="1" style:print-orientation="portrait" fo:margin-top="0.7902in" fo:margin-bottom="0.7902in" fo:margin-left="0.7902in" fo:margin-right="0.7902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tab/>Seite </text:span><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Linux_X86_64 LibreOffice_project/20m0$Build-3</meta:generator>
    <dc:date>2016-12-18T17:11:38.804015765</dc:date>
    <meta:editing-duration>PT33M16S</meta:editing-duration>
    <meta:editing-cycles>30</meta:editing-cycles>
    <meta:document-statistic meta:table-count="0" meta:image-count="0" meta:object-count="0" meta:page-count="6" meta:paragraph-count="75" meta:word-count="2598" meta:character-count="15673" meta:non-whitespace-character-count="13148"/>
  </office:meta>
</office:document-meta>
</file>